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6c169" officeooo:paragraph-rsid="0006c169"/>
    </style:style>
    <style:style style:name="P2" style:family="paragraph" style:parent-style-name="Standard">
      <style:paragraph-properties fo:line-height="200%"/>
      <style:text-properties officeooo:rsid="0006c169" officeooo:paragraph-rsid="0006f09a"/>
    </style:style>
    <style:style style:name="P3" style:family="paragraph" style:parent-style-name="Standard">
      <style:paragraph-properties fo:line-height="200%"/>
      <style:text-properties officeooo:rsid="0006f09a" officeooo:paragraph-rsid="0006f09a"/>
    </style:style>
    <style:style style:name="P4" style:family="paragraph" style:parent-style-name="Standard">
      <style:paragraph-properties fo:line-height="200%"/>
      <style:text-properties officeooo:rsid="00091cd2" officeooo:paragraph-rsid="00091cd2"/>
    </style:style>
    <style:style style:name="P5" style:family="paragraph" style:parent-style-name="Standard">
      <style:paragraph-properties fo:line-height="200%"/>
      <style:text-properties officeooo:rsid="000a8d60" officeooo:paragraph-rsid="000a8d60"/>
    </style:style>
    <style:style style:name="P6" style:family="paragraph" style:parent-style-name="Header">
      <style:text-properties officeooo:rsid="0006c169" officeooo:paragraph-rsid="0006c169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06f09a" style:font-size-asian="10pt" style:font-size-complex="10pt"/>
    </style:style>
    <style:style style:name="T3" style:family="text">
      <style:text-properties officeooo:rsid="000c7c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4">There would need to be a central process that keeps track of a few things. <text:s/>The first will be the total number of files in the system. <text:s/>The second will be the average size of the files. <text:s/>Last it will keep track of the ideal total size of files that each node should be processing. <text:s/>The central process will broadcast this information to each node. <text:s/>If a node has a larger size than it should, it sends files right to its neighbor until it reaches the ideal size plus or minus a certain percentage of that size. <text:s/>If a node receives a file, and it cannot hold it, it would simply continue passing it along to its neighbor. <text:s/>If a node ever receives a file that it has already passed off, it will hang onto it and override the size requirement. <text:s/>The reason for this is because it would mean that the rest of the nodes are at their max capacity as well. <text:s/>Every time a new file or node is added to the cluster, a signal will be sent to the central process, and it will recompute the ideal load balance again, and then broadcast that information to the nodes. <text:s/>This re-computation would also take place whenever files or nodes were removed from the cluster. <text:s/>Because the file passing is handled by the nodes and not the central process, this cluster should be able to scale very well.</text:p>
      <text:p text:style-name="P1">2.</text:p>
      <text:p text:style-name="P1">For this problem, I would use two rounds of mapping and reducing. <text:s/>On the first pass, the mapper will collect the five pieces of data, and send them to the reducer. <text:s/>In the first round of reducing, the reducer will make some decisions about what to pass on based upon the values it receives. <text:s/>For the information to be passed on, it will have to pass the following check:</text:p>
      <text:p text:style-name="P1"/>
      <text:p text:style-name="P2"><text:tab/><text:tab/><text:span text:style-name="T1">if((scrobbled </text:span><text:span text:style-name="T2">||</text:span><text:span text:style-name="T1"> radioPlay) &amp;&amp; !skip) map2(userID, trackID);</text:span></text:p>
      <text:p text:style-name="P2"/>
      <text:p text:style-name="P3">In the second round of mapping, the mapper will need to keep track of which trackIDs have already been associated with the userID. <text:s/>If it comes across a trackID that has been seen before, it would send a <text:soft-page-break/>pair like (0, userID) to the reducer. <text:s/>If the trackID has not been seen, the pair (1, userID) will be sent to the reducer.</text:p>
      <text:p text:style-name="P3"/>
      <text:p text:style-name="P3">In the final round of reducing, the reducer will simply keep track of the userIDs, and total the numbers for each userID. <text:s/>Because a 0 is sent on repeat trackIDs, the final result will be the count of the unique tracks played for each user, ignoring repeats.</text:p>
      <text:p text:style-name="P1"/>
      <text:p text:style-name="P1">3.</text:p>
      <text:p text:style-name="P5">Although MapReduce and DBMS both operate in parallel, each one of them is better suited for a particular set of problems. <text:s/><text:span text:style-name="T3">MapReduce is better suited for performing complex operations on a set of data than a DBMS. <text:s/>A DBMS on the other hand, is great for filtering information based on a query, and doing so in a very short amount of time. <text:s/>When MapReduce is used to perform in a manner similar to a DBMS, it does so much slower than the DBMS. <text:s/>Similarly, a DBMS can perform map reduce operations, but much less efficiently. <text:s/>I would choose to use MapReduce in a situation where I needed to parse data from a large number of files that also contained a great deal of irrelevant information. <text:s/>This extra information would have to be separated, likely in a complex manner, to get down to what was important. <text:s/>A situation where I would use a DBMS is one where all the information I needed was contained in files that were well formatted, which would make the retrieval process very quick. <text:s/>Even though these two technologies are not great at emulating the other, in conjunction, they can be very powerful. <text:s/>A large set of data could be reduced by MapReduce, and then sent to a DBMS for later retrieval. <text:s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c169" officeooo:paragraph-rsid="0006c1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430<text:tab/>Final Exam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1:23:37.209534149</meta:creation-date>
    <dc:date>2014-12-15T19:01:05.692154113</dc:date>
    <meta:editing-duration>PT7H22M17S</meta:editing-duration>
    <meta:editing-cycles>6</meta:editing-cycles>
    <meta:generator>LibreOffice/4.2.7.2$Linux_X86_64 LibreOffice_project/420$Build-2</meta:generator>
    <meta:document-statistic meta:table-count="0" meta:image-count="0" meta:object-count="0" meta:page-count="2" meta:paragraph-count="10" meta:word-count="647" meta:character-count="3528" meta:non-whitespace-character-count="2861"/>
  </office:meta>
</office:document-meta>
</file>